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3" style:family="table">
      <style:table-properties style:width="16.979cm" fo:margin-left="0cm" fo:margin-right="0.019cm" table:align="margins"/>
    </style:style>
    <style:style style:name="Tabella33.A" style:family="table-column">
      <style:table-column-properties style:column-width="4.094cm" style:rel-column-width="15800*"/>
    </style:style>
    <style:style style:name="Tabella33.B" style:family="table-column">
      <style:table-column-properties style:column-width="12.885cm" style:rel-column-width="49735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2" style:family="table-row">
      <style:table-row-properties style:min-row-height="0.683cm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4" style:family="table-row">
      <style:table-row-properties style:min-row-height="2.947cm"/>
    </style:style>
    <style:style style:name="Tabella33.5" style:family="table-row">
      <style:table-row-properties style:min-row-height="1.074cm"/>
    </style:style>
    <style:style style:name="Tabella33.6" style:family="table-row">
      <style:table-row-properties style:min-row-height="1.296cm"/>
    </style:style>
    <style:style style:name="P1" style:family="paragraph" style:parent-style-name="Table_20_Contents">
      <style:text-properties fo:font-weight="bold" officeooo:paragraph-rsid="00088e0e" style:font-weight-asian="bold" style:font-weight-complex="bold"/>
    </style:style>
    <style:style style:name="P2" style:family="paragraph" style:parent-style-name="Table_20_Contents">
      <style:text-properties officeooo:paragraph-rsid="00088e0e"/>
    </style:style>
    <style:style style:name="P3" style:family="paragraph" style:parent-style-name="Table_20_Contents">
      <style:text-properties officeooo:rsid="000992b5" officeooo:paragraph-rsid="000992b5"/>
    </style:style>
    <style:style style:name="P4" style:family="paragraph" style:parent-style-name="Table_20_Contents">
      <style:paragraph-properties fo:text-align="start" style:justify-single-word="false"/>
      <style:text-properties officeooo:paragraph-rsid="00088e0e"/>
    </style:style>
    <style:style style:name="P5" style:family="paragraph" style:parent-style-name="Table_20_Contents">
      <style:paragraph-properties fo:margin-left="1.226cm" fo:margin-right="0.009cm" fo:text-indent="0cm" style:auto-text-indent="false"/>
      <style:text-properties officeooo:paragraph-rsid="00088e0e"/>
    </style:style>
    <style:style style:name="P6" style:family="paragraph" style:parent-style-name="Standard">
      <style:paragraph-properties fo:text-align="center" style:justify-single-word="false"/>
      <style:text-properties fo:font-style="italic" officeooo:rsid="000b79e3" officeooo:paragraph-rsid="000b79e3" style:font-style-asian="italic" style:font-style-complex="italic"/>
    </style:style>
    <style:style style:name="P7" style:family="paragraph" style:parent-style-name="Standard">
      <style:text-properties officeooo:rsid="000d8f27" officeooo:paragraph-rsid="00088e0e"/>
    </style:style>
    <style:style style:name="P8" style:family="paragraph" style:parent-style-name="Standard" style:list-style-name="L1">
      <style:paragraph-properties fo:margin-left="0.035cm" fo:margin-right="0.009cm" fo:text-indent="-0.026cm" style:auto-text-indent="false">
        <style:tab-stops/>
      </style:paragraph-properties>
      <style:text-properties officeooo:paragraph-rsid="00088e0e"/>
    </style:style>
    <style:style style:name="T1" style:family="text">
      <style:text-properties officeooo:rsid="00214c90"/>
    </style:style>
    <style:style style:name="T2" style:family="text">
      <style:text-properties officeooo:rsid="000ad101"/>
    </style:style>
    <style:style style:name="T3" style:family="text">
      <style:text-properties officeooo:rsid="000de502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3">Modifica menù classe</text:p>
          </table:table-cell>
        </table:table-row>
        <table:table-row table:style-name="Tabella33.2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3">Impiegato</text:p>
            <text:p text:style-name="P3"/>
          </table:table-cell>
        </table:table-row>
        <table:table-row table:style-name="Tabella33.2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2">L'utente accede al sistema e viene riconosciuto<text:span text:style-name="T2"> come impiegato</text:span>.</text:p>
          </table:table-cell>
        </table:table-row>
        <table:table-row table:style-name="Tabella33.4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p text:style-name="P2">1. <text:span text:style-name="T1">L'utente a</text:span>ccede alla sezione per la gestione de<text:span text:style-name="T2">i menù</text:span>.</text:p>
            <text:p text:style-name="P2"/>
            <text:p text:style-name="P4">2. <text:span text:style-name="T1">L'</text:span><text:span text:style-name="T3">impiegato</text:span><text:span text:style-name="T1"> </text:span><text:span text:style-name="T2">apporta le modifiche agli eventuali menù da modificare.</text:span> </text:p>
            <text:p text:style-name="P2"/>
            <text:p text:style-name="P5">3. <text:span text:style-name="T2">il sistema verifica e salva i dati</text:span>.</text:p>
          </table:table-cell>
        </table:table-row>
        <table:table-row table:style-name="Tabella33.5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2">In caso di successo <text:span text:style-name="T2">l'utente visualizza i menù modificati.</text:span></text:p>
            <text:p text:style-name="P2"/>
          </table:table-cell>
        </table:table-row>
        <table:table-row table:style-name="Tabella33.6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31405209" text:style-name="L1">
              <text:list-header>
                <text:p text:style-name="P8">Nel caso di un errore utente, il sistema mostra all’utente un messaggio di errore che indica l'errore verificatosi. </text:p>
              </text:list-header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7">L'impiegato riceve la conferma o un messaggio d'errore entro 20 secondi</text:p>
          </table:table-cell>
        </table:table-row>
      </table:table>
      <text:p text:style-name="P6">UC10: <text:span text:style-name="T3">l'impiegato modifica i menu di una determinata class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S</meta:editing-duration>
    <meta:editing-cycles>10</meta:editing-cycles>
    <meta:generator>LibreOffice/3.6$Windows_x86 LibreOffice_project/da8c1e6-fd468f4-454e206-f42a4a9-143cfd</meta:generator>
    <dc:date>2012-10-25T11:26:15.20</dc:date>
    <meta:document-statistic meta:table-count="1" meta:image-count="0" meta:object-count="0" meta:page-count="1" meta:paragraph-count="17" meta:word-count="105" meta:character-count="685" meta:non-whitespace-character-count="595"/>
    <meta:user-defined meta:name="Info 1"/>
    <meta:user-defined meta:name="Info 2"/>
    <meta:user-defined meta:name="Info 3"/>
    <meta:user-defined meta:name="Info 4"/>
  </office:meta>
</office:document-meta>
</file>